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HTML span Tag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>1- <text:s/>The &lt;span&gt; element is an inline elements that is often used as a container for some texr.</text:p>
            <text:p>2- An inline elements does not start with new line</text:p>
            <text:p>The &lt;span&gt; elements can be used to style part of the text</text:p>
            <text:p/>
            <text:p/>
            <text:p/>
            <text:p>Ex- &lt;h1&gt; my &lt;span style=”color:red”&gt;inporntent&lt;/span&gt;Heading&lt;/h1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 Fa clas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 use the Font Awesome icons, add the following line inside the &lt;head&gt; section of your HTML page:</text:p>
                <text:p/>
                <text:p>&lt;link rel="stylesheet" href="https://cdnjs.cloudflare.com/ajax/libs/font-awesome/4.7.0/css/font-awesome.min.css"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14:20:23.726843877</meta:creation-date>
    <dc:date>2018-01-27T14:33:05.843046864</dc:date>
    <meta:editing-duration>PT12M42S</meta:editing-duration>
    <meta:editing-cycles>3</meta:editing-cycles>
    <meta:generator>LibreOffice/5.1.2.2$Linux_X86_64 LibreOffice_project/10m0$Build-2</meta:generator>
    <meta:document-statistic meta:object-count="29"/>
  </office:meta>
</office:document-meta>
</file>